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24cm" svg:height="10.16cm" svg:x="1.009cm" svg:y="1.00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27T19:06:18</meta:creation-date>
    <dc:date>2016-10-27T19:14:44</dc:date>
    <dc:creator>Lu Ding</dc:creator>
    <meta:editing-duration>PT8M9S</meta:editing-duration>
    <meta:editing-cycles>6</meta:editing-cycles>
    <meta:generator>OpenOffice/4.1.3$Unix OpenOffice.org_project/413m1$Build-9783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000099" draw:fill-color="#000099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990000" draw:fill-color="#990000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cc00" draw:fill-color="#00cc00" dr3d:edge-rounding="5%"/>
      <style:text-properties fo:font-size="10pt" style:font-size-asian="10pt" style:font-size-complex="10pt"/>
    </style:style>
    <style:style style:name="ch13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006600" draw:fill-color="#006600"/>
      <style:text-properties fo:font-size="10pt" style:font-size-asian="10pt" style:font-size-complex="10pt"/>
    </style:style>
    <style:style style:name="ch14" style:family="chart" style:data-style-name="N8000">
      <style:chart-properties chart:symbol-type="named-symbol" chart:symbol-name="circle" chart:symbol-width="0.15cm" chart:symbol-height="0.15cm" chart:link-data-style-to-source="false">
        <chart:symbol-image/>
      </style:chart-properties>
      <style:graphic-properties svg:stroke-width="0.025cm" svg:stroke-color="#6600ff" draw:fill-color="#6600ff"/>
      <style:text-properties fo:font-size="10pt" style:font-size-asian="10pt" style:font-size-complex="10pt"/>
    </style:style>
    <style:style style:name="ch15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330099" draw:fill-color="#330099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sterisk" chart:symbol-width="0.15cm" chart:symbol-height="0.15cm"/>
    </style:style>
    <style:style style:name="ch17" style:family="chart" style:data-style-name="N8000">
      <style:chart-properties chart:symbol-type="named-symbol" chart:symbol-name="circle" chart:symbol-width="0.15cm" chart:symbol-height="0.15cm" chart:link-data-style-to-source="false">
        <chart:symbol-image/>
      </style:chart-properties>
      <style:graphic-properties svg:stroke-width="0.025cm" svg:stroke-color="#00cccc" draw:fill-color="#00cccc"/>
      <style:text-properties fo:font-size="10pt" style:font-size-asian="10pt" style:font-size-complex="10pt"/>
    </style:style>
    <style:style style:name="ch18" style:family="chart" style:data-style-name="N8000">
      <style:chart-properties chart:symbol-type="named-symbol" chart:symbol-name="asterisk" chart:symbol-width="0.15cm" chart:symbol-height="0.15cm" chart:link-data-style-to-source="false">
        <chart:symbol-image/>
      </style:chart-properties>
      <style:graphic-properties draw:stroke="dash" draw:stroke-dash="Fine_20_Dashed_20__28_var_29_" svg:stroke-width="0.025cm" svg:stroke-color="#006666" draw:fill-color="#006666"/>
      <style:text-properties fo:font-size="10pt" style:font-size-asian="10pt" style:font-size-complex="10pt"/>
    </style:style>
    <style:style style:name="ch19" style:family="chart">
      <style:graphic-properties draw:stroke="solid" svg:stroke-width="0.051cm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241cm" svg:height="10.161cm" xlink:href="." xlink:type="simple" chart:class="chart:line" chart:style-name="ch1">
        <chart:legend chart:legend-position="end" svg:x="9.795cm" svg:y="2.56cm" style:legend-expansion="high" chart:style-name="ch2"/>
        <chart:plot-area chart:style-name="ch3" chart:data-source-has-labels="both" svg:x="1.471cm" svg:y="0.947cm" svg:width="7.716cm" svg:height="7.874cm">
          <chartooo:coordinate-region svg:x="1.907cm" svg:y="1.144cm" svg:width="7.186cm" svg:height="7.034cm"/>
          <chart:axis chart:dimension="x" chart:name="primary-x" chart:style-name="ch4" chartooo:axis-type="text">
            <chart:title svg:x="4.779cm" svg:y="9.024cm" chart:style-name="ch5">
              <text:p>nmax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5.803cm" chart:style-name="ch7">
              <text:p>time [sec]</text:p>
            </chart:title>
          </chart:axis>
          <chart:series chart:style-name="ch8" chart:values-cell-range-address="local-table.$B$2:.$F$2" chart:label-cell-address="local-table.$A$2" chart:class="chart:line">
            <chart:data-point chart:repeated="5"/>
          </chart:series>
          <chart:series chart:style-name="ch9" chart:values-cell-range-address="local-table.$B$4:.$F$4" chart:label-cell-address="local-table.$A$4" chart:class="chart:line">
            <chart:data-point chart:repeated="5"/>
          </chart:series>
          <chart:series chart:style-name="ch10" chart:values-cell-range-address="local-table.$B$6:.$F$6" chart:label-cell-address="local-table.$A$6" chart:class="chart:line">
            <chart:data-point chart:repeated="5"/>
          </chart:series>
          <chart:series chart:style-name="ch11" chart:values-cell-range-address="local-table.$B$8:.$F$8" chart:label-cell-address="local-table.$A$8" chart:class="chart:line">
            <chart:data-point chart:repeated="5"/>
          </chart:series>
          <chart:series chart:style-name="ch12" chart:values-cell-range-address="local-table.$B$10:.$F$10" chart:label-cell-address="local-table.$A$10" chart:class="chart:line">
            <chart:data-point chart:repeated="5"/>
          </chart:series>
          <chart:series chart:style-name="ch13" chart:values-cell-range-address="local-table.$B$3:.$F$3" chart:label-cell-address="local-table.$A$3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4"/>
            <chart:data-point chart:style-name="ch16"/>
          </chart:series>
          <chart:series chart:style-name="ch17" chart:values-cell-range-address="local-table.$B$9:.$F$9" chart:label-cell-address="local-table.$A$9" chart:class="chart:line">
            <chart:data-point chart:repeated="5"/>
          </chart:series>
          <chart:series chart:style-name="ch18" chart:values-cell-range-address="local-table.$B$11:.$F$11" chart:label-cell-address="local-table.$A$11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FFT3D (standard)</text:p>
              </table:table-cell>
              <table:table-cell office:value-type="float" office:value="0.125980666666667">
                <text:p>0.125980666666667</text:p>
              </table:table-cell>
              <table:table-cell office:value-type="float" office:value="0.507589666666665">
                <text:p>0.507589666666665</text:p>
              </table:table-cell>
              <table:table-cell office:value-type="float" office:value="1.00384766666667">
                <text:p>1.00384766666667</text:p>
              </table:table-cell>
              <table:table-cell office:value-type="float" office:value="2.41696566666664">
                <text:p>2.41696566666664</text:p>
              </table:table-cell>
              <table:table-cell office:value-type="float" office:value="4.05704999999998">
                <text:p>4.05704999999998</text:p>
              </table:table-cell>
            </table:table-row>
            <table:table-row>
              <table:table-cell office:value-type="string">
                <text:p>rotM (pure_angular)</text:p>
              </table:table-cell>
              <table:table-cell office:value-type="float" office:value="0.118982000000001">
                <text:p>0.118982000000001</text:p>
              </table:table-cell>
              <table:table-cell office:value-type="float" office:value="0.329616333333335">
                <text:p>0.329616333333335</text:p>
              </table:table-cell>
              <table:table-cell office:value-type="float" office:value="0.692228666666663">
                <text:p>0.692228666666663</text:p>
              </table:table-cell>
              <table:table-cell office:value-type="float" office:value="1.48310766666666">
                <text:p>1.48310766666666</text:p>
              </table:table-cell>
              <table:table-cell office:value-type="float" office:value="2.54961266666667">
                <text:p>2.54961266666667</text:p>
              </table:table-cell>
            </table:table-row>
            <table:table-row>
              <table:table-cell office:value-type="string">
                <text:p>FFT3D (pure_angular)</text:p>
              </table:table-cell>
              <table:table-cell office:value-type="float" office:value="0.123647666666667">
                <text:p>0.123647666666667</text:p>
              </table:table-cell>
              <table:table-cell office:value-type="float" office:value="1.32213200000001">
                <text:p>1.32213200000001</text:p>
              </table:table-cell>
              <table:table-cell office:value-type="float" office:value="1.68841">
                <text:p>1.68841</text:p>
              </table:table-cell>
              <table:table-cell office:value-type="float" office:value="6.27371333333333">
                <text:p>6.27371333333333</text:p>
              </table:table-cell>
              <table:table-cell office:value-type="float" office:value="7.059927">
                <text:p>7.059927</text:p>
              </table:table-cell>
            </table:table-row>
            <table:table-row>
              <table:table-cell office:value-type="string">
                <text:p>OZ (standard)</text:p>
              </table:table-cell>
              <table:table-cell office:value-type="float" office:value="0.0186643333333326">
                <text:p>0.0186643333333326</text:p>
              </table:table-cell>
              <table:table-cell office:value-type="float" office:value="0.105317">
                <text:p>0.105317</text:p>
              </table:table-cell>
              <table:table-cell office:value-type="float" office:value="0.324616999999994">
                <text:p>0.324616999999994</text:p>
              </table:table-cell>
              <table:table-cell office:value-type="float" office:value="0.905529333333363">
                <text:p>0.905529333333363</text:p>
              </table:table-cell>
              <table:table-cell office:value-type="float" office:value="1.760733">
                <text:p>1.760733</text:p>
              </table:table-cell>
            </table:table-row>
            <table:table-row>
              <table:table-cell office:value-type="string">
                <text:p>FGSHT (standard)</text:p>
              </table:table-cell>
              <table:table-cell office:value-type="float" office:value="0.211634666666665">
                <text:p>0.211634666666665</text:p>
              </table:table-cell>
              <table:table-cell office:value-type="float" office:value="0.787547333333333">
                <text:p>0.787547333333333</text:p>
              </table:table-cell>
              <table:table-cell office:value-type="float" office:value="1.64775">
                <text:p>1.64775</text:p>
              </table:table-cell>
              <table:table-cell office:value-type="float" office:value="3.70043766666665">
                <text:p>3.70043766666665</text:p>
              </table:table-cell>
              <table:table-cell office:value-type="float" office:value="6.37136499999996">
                <text:p>6.37136499999996</text:p>
              </table:table-cell>
            </table:table-row>
            <table:table-row>
              <table:table-cell office:value-type="string">
                <text:p>OZ (pure_angular)</text:p>
              </table:table-cell>
              <table:table-cell office:value-type="float" office:value="0.0253296666666659">
                <text:p>0.0253296666666659</text:p>
              </table:table-cell>
              <table:table-cell office:value-type="float" office:value="0.117315666666655">
                <text:p>0.117315666666655</text:p>
              </table:table-cell>
              <table:table-cell office:value-type="float" office:value="0.293621999999993">
                <text:p>0.293621999999993</text:p>
              </table:table-cell>
              <table:table-cell office:value-type="float" office:value="0.960186999999992">
                <text:p>0.960186999999992</text:p>
              </table:table-cell>
              <table:table-cell office:value-type="float" office:value="1.72873633333328">
                <text:p>1.72873633333328</text:p>
              </table:table-cell>
            </table:table-row>
            <table:table-row>
              <table:table-cell office:value-type="string">
                <text:p>FGSHT (pure_angular)</text:p>
              </table:table-cell>
              <table:table-cell office:value-type="float" office:value="0.119314999999999">
                <text:p>0.119314999999999</text:p>
              </table:table-cell>
              <table:table-cell office:value-type="float" office:value="0.642902333333333">
                <text:p>0.642902333333333</text:p>
              </table:table-cell>
              <table:table-cell office:value-type="float" office:value="1.38278933333333">
                <text:p>1.38278933333333</text:p>
              </table:table-cell>
              <table:table-cell office:value-type="float" office:value="3.48846999999999">
                <text:p>3.48846999999999</text:p>
              </table:table-cell>
              <table:table-cell office:value-type="float" office:value="6.08307533333332">
                <text:p>6.08307533333332</text:p>
              </table:table-cell>
            </table:table-row>
            <table:table-row>
              <table:table-cell office:value-type="string">
                <text:p>other (standard)</text:p>
              </table:table-cell>
              <table:table-cell office:value-type="float" office:value="0.0373270000000013">
                <text:p>0.0373270000000013</text:p>
              </table:table-cell>
              <table:table-cell office:value-type="float" office:value="0.156309333333326">
                <text:p>0.156309333333326</text:p>
              </table:table-cell>
              <table:table-cell office:value-type="float" office:value="0.296287333333324">
                <text:p>0.296287333333324</text:p>
              </table:table-cell>
              <table:table-cell office:value-type="float" office:value="0.805210666666662">
                <text:p>0.805210666666662</text:p>
              </table:table-cell>
              <table:table-cell office:value-type="float" office:value="1.19681766666663">
                <text:p>1.19681766666663</text:p>
              </table:table-cell>
            </table:table-row>
            <table:table-row>
              <table:table-cell office:value-type="string">
                <text:p>rotM (standard)</text:p>
              </table:table-cell>
              <table:table-cell office:value-type="float" office:value="0.143978">
                <text:p>0.143978</text:p>
              </table:table-cell>
              <table:table-cell office:value-type="float" office:value="0.39694">
                <text:p>0.39694</text:p>
              </table:table-cell>
              <table:table-cell office:value-type="float" office:value="0.781881333333333">
                <text:p>0.781881333333333</text:p>
              </table:table-cell>
              <table:table-cell office:value-type="float" office:value="1.59909033333333">
                <text:p>1.59909033333333</text:p>
              </table:table-cell>
              <table:table-cell office:value-type="float" office:value="2.80423966666667">
                <text:p>2.80423966666667</text:p>
              </table:table-cell>
            </table:table-row>
            <table:table-row>
              <table:table-cell office:value-type="string">
                <text:p>other (pure_angular)</text:p>
              </table:table-cell>
              <table:table-cell office:value-type="float" office:value="0.0236630000000003">
                <text:p>0.0236630000000003</text:p>
              </table:table-cell>
              <table:table-cell office:value-type="float" office:value="0.108317333333336">
                <text:p>0.108317333333336</text:p>
              </table:table-cell>
              <table:table-cell office:value-type="float" office:value="0.159975333333335">
                <text:p>0.159975333333335</text:p>
              </table:table-cell>
              <table:table-cell office:value-type="float" office:value="0.459929333333363">
                <text:p>0.459929333333363</text:p>
              </table:table-cell>
              <table:table-cell office:value-type="float" office:value="0.66856533333333">
                <text:p>0.668565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